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3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ixo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/>
          <table:table-cell office:value-type="string" calcext:value-type="string">
            <text:p>Year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LMS</text:p>
          </table:table-cell>
          <table:table-cell/>
        </table:table-row>
        <table:table-row table:style-name="ro2">
          <table:table-cell office:value-type="string" calcext:value-type="string">
            <text:p>Identificação de Pesquisas e Análise de Algoritmos de Clusterização para a Descoberta de Perfis de Engajamento </text:p>
          </table:table-cell>
          <table:table-cell office:value-type="string" calcext:value-type="string">
            <text:p>"repositórios" AND "ensino"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A Educação no contexto da pandemia de COVID-19: uma revisão sistemática de literatura </text:p>
          </table:table-cell>
          <table:table-cell office:value-type="string" calcext:value-type="string">
            <text:p>"repositórios" AND "ensino"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3">
          <table:table-cell office:value-type="string" calcext:value-type="string">
            <text:p>Integração de Tecnologias Digitais à Linguagem Oral e Escrita: um estudo de caso no Ensino Fundamental I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4">
          <table:table-cell office:value-type="string" calcext:value-type="string">
            <text:p>Sobre a necessidade de recursos educacionais para o ensino do Pensamento Computacional na Educação Básica Brasileira: discussão e concepção de Repositório Educacional do Pensamento Computacional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3">
          <table:table-cell office:value-type="string" calcext:value-type="string">
            <text:p>Small Open Online Course com Professores do Ensino Médio: desafios para integrar REA nos materiais e atividades didáticas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3">
          <table:table-cell office:value-type="string" calcext:value-type="string">
            <text:p>Impacto da descontinuidade da tecnologia Flash na disponibilidade dos Objetos de Aprendizagem em repositórios educacionais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5">
          <table:table-cell office:value-type="string" calcext:value-type="string">
            <text:p>Versionamento de Projeto na Prática com Git e GitHub: Um Relato de Experiência do Curso Ofertado pelo Projeto LearningLab No Interior Cearense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interessante</text:p>
          </table:table-cell>
        </table:table-row>
        <table:table-row table:style-name="ro3">
          <table:table-cell office:value-type="string" calcext:value-type="string">
            <text:p>Jogos Digitais sob a perspectiva da Engenharia de Software: um mapeamento sistemático da literatura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3">
          <table:table-cell office:value-type="string" calcext:value-type="string">
            <text:p>Implementação das Leis 10.639/03 e 11.645/08 no Ensino de Computação: Um Mapeamento da Literatura em Bases Nacionais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3">
          <table:table-cell office:value-type="string" calcext:value-type="string">
            <text:p>OntoObADi: UmaOntologia para Repositório Web Semântico de Objetos de Aprendizagem Digitais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3">
          <table:table-cell office:value-type="string" calcext:value-type="string">
            <text:p>Uma API para Gerenciamento de Objetos de Aprendizagem Digitais Baseada em Web Semântica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  <table:table-row table:style-name="ro3">
          <table:table-cell office:value-type="string" calcext:value-type="string">
            <text:p>Commit Explorer: Uma Solução Open Source para Extração e Avaliação de Commits e Códigos </text:p>
          </table:table-cell>
          <table:table-cell office:value-type="string" calcext:value-type="string">
            <text:p>"repositórios" AND "ensino"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table:style-name="Default" office:value-type="string" calcext:value-type="string">
            <text:p>ObserveUnB - Um portal Web de rede social científica</text:p>
          </table:table-cell>
          <table:table-cell table:style-name="Default" office:value-type="string" calcext:value-type="string">
            <text:p>"repositórios" AND "ensino"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ã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15:49:56.505362800</meta:creation-date>
    <dc:date>2026-04-13T19:48:10.132070100</dc:date>
    <meta:editing-duration>PT3H21M34S</meta:editing-duration>
    <meta:editing-cycles>4</meta:editing-cycles>
    <meta:generator>LibreOffice/25.2.7.2$Windows_X86_64 LibreOffice_project/5cbfd1ab6520636bb5f7b99185aa69bd7456825d</meta:generator>
    <meta:document-statistic meta:table-count="1" meta:cell-count="70" meta:object-count="0"/>
  </office:meta>
</office:document-meta>
</file>